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94bd5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none" fo:min-height="1.867cm"/>
    </style:style>
    <style:style style:name="gr10" style:family="graphic" style:parent-style-name="standard">
      <style:graphic-properties draw:stroke="none" draw:fill="none" fo:min-height="2.24cm"/>
    </style:style>
    <style:style style:name="gr11" style:family="graphic" style:parent-style-name="standard">
      <style:graphic-properties draw:stroke="none" draw:fill="none" fo:min-height="3.0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style:text-autospace="none"/>
      <style:text-properties fo:color="#3f5fbf" fo:font-family="'Courier New'" style:font-family-generic="modern" style:font-pitch="fixed" fo:font-size="6pt" style:font-family-asian="'Courier New'" style:font-family-generic-asian="modern" style:font-pitch-asian="fixed" style:font-size-asian="6pt" style:font-family-complex="'Courier New'" style:font-family-generic-complex="modern" style:font-pitch-complex="fixed" style:font-size-complex="6pt"/>
    </style:style>
    <style:style style:name="P6" style:family="paragraph">
      <style:paragraph-properties style:text-autospace="none"/>
      <style:text-properties fo:font-family="'Courier New'" style:font-family-generic="modern" style:font-pitch="fixed" fo:font-size="6pt" style:font-family-asian="'Courier New'" style:font-family-generic-asian="modern" style:font-pitch-asian="fixed" style:font-size-asian="6pt" style:font-family-complex="'Courier New'" style:font-family-generic-complex="modern" style:font-pitch-complex="fixed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4.821cm" svg:height="0.605cm" svg:x="1.166cm" svg:y="1.301cm">
          <text:p text:style-name="P1"><text:span text:style-name="T1">One table per hierarchy</text:span></text:p>
        </draw:rect>
        <draw:rect draw:style-name="gr2" draw:text-style-name="P3" draw:layer="layout" svg:width="2.579cm" svg:height="0.417cm" svg:x="2.5cm" svg:y="2.847cm">
          <text:p text:style-name="P3">Human</text:p>
        </draw:rect>
        <draw:line draw:style-name="gr3" draw:text-style-name="P1" draw:layer="layout" svg:x1="7.164cm" svg:y1="2.621cm" svg:x2="7.164cm" svg:y2="6.531cm">
          <text:p/>
        </draw:line>
        <draw:rect draw:style-name="gr4" draw:text-style-name="P1" draw:id="id2" draw:layer="layout" svg:width="2.586cm" svg:height="0.795cm" svg:x="2.494cm" svg:y="3.259cm">
          <draw:glue-point draw:id="4" svg:x="-3.476cm" svg:y="5.018cm"/>
          <draw:glue-point draw:id="5" svg:x="3.306cm" svg:y="5.006cm"/>
          <text:p/>
        </draw:rect>
        <draw:rect draw:style-name="gr2" draw:text-style-name="P3" draw:id="id1" draw:layer="layout" svg:width="2.579cm" svg:height="0.417cm" svg:x="1.1cm" svg:y="5.248cm">
          <text:p text:style-name="P3">Boy</text:p>
        </draw:rect>
        <draw:rect draw:style-name="gr4" draw:text-style-name="P1" draw:layer="layout" svg:width="2.586cm" svg:height="0.795cm" svg:x="1.094cm" svg:y="5.66cm">
          <text:p/>
        </draw:rect>
        <draw:rect draw:style-name="gr2" draw:text-style-name="P3" draw:id="id3" draw:layer="layout" svg:width="2.579cm" svg:height="0.417cm" svg:x="4.5cm" svg:y="5.249cm">
          <text:p text:style-name="P3">Girl</text:p>
        </draw:rect>
        <draw:rect draw:style-name="gr4" draw:text-style-name="P1" draw:layer="layout" svg:width="2.586cm" svg:height="0.795cm" svg:x="4.494cm" svg:y="5.661cm">
          <text:p/>
        </draw:rect>
        <draw:connector draw:style-name="gr5" draw:text-style-name="P1" draw:layer="layout" svg:x1="2.389cm" svg:y1="5.248cm" svg:x2="2.889cm" svg:y2="4.054cm" draw:start-shape="id1" draw:start-glue-point="0" draw:end-shape="id2" draw:end-glue-point="4" svg:d="m2389 5248v-597h500v-597">
          <text:p/>
        </draw:connector>
        <draw:connector draw:style-name="gr5" draw:text-style-name="P1" draw:layer="layout" svg:x1="5.789cm" svg:y1="5.249cm" svg:x2="4.641cm" svg:y2="4.053cm" draw:start-shape="id3" draw:start-glue-point="0" draw:end-shape="id2" draw:end-glue-point="5" svg:d="m5789 5249v-597h-1148v-599">
          <text:p/>
        </draw:connector>
        <draw:rect draw:style-name="gr6" draw:text-style-name="P3" draw:layer="layout" svg:width="2.579cm" svg:height="0.417cm" svg:x="7.7cm" svg:y="3.548cm">
          <text:p text:style-name="P3">Human</text:p>
        </draw:rect>
        <draw:rect draw:style-name="gr4" draw:text-style-name="P1" draw:layer="layout" svg:width="2.586cm" svg:height="0.795cm" svg:x="7.694cm" svg:y="3.96cm">
          <draw:glue-point draw:id="4" svg:x="-3.476cm" svg:y="5.018cm"/>
          <draw:glue-point draw:id="5" svg:x="3.306cm" svg:y="5.006cm"/>
          <text:p/>
        </draw:rect>
        <draw:frame draw:style-name="gr7" draw:text-style-name="P4" draw:layer="layout" svg:width="2.619cm" svg:height="0.64cm" svg:x="6.052cm" svg:y="1.289cm">
          <draw:text-box>
            <text:p text:style-name="P4"><text:span text:style-name="T2">descriminator</text:span></text:p>
          </draw:text-box>
        </draw:frame>
        <draw:frame draw:style-name="gr7" draw:text-style-name="P4" draw:layer="layout" svg:width="2.42cm" svg:height="0.64cm" svg:x="0.853cm" svg:y="2.189cm">
          <draw:text-box>
            <text:p text:style-name="P4"><text:span text:style-name="T2">java classes</text:span></text:p>
          </draw:text-box>
        </draw:frame>
        <draw:frame draw:style-name="gr7" draw:text-style-name="P4" draw:layer="layout" svg:width="2.801cm" svg:height="0.64cm" svg:x="7.682cm" svg:y="2.189cm">
          <draw:text-box>
            <text:p text:style-name="P4"><text:span text:style-name="T2">database table</text:span></text:p>
          </draw:text-box>
        </draw:frame>
        <draw:line draw:style-name="gr8" draw:text-style-name="P1" draw:layer="layout" svg:x1="1.173cm" svg:y1="9.465cm" svg:x2="12.929cm" svg:y2="9.465cm">
          <text:p/>
        </draw:line>
        <draw:rect draw:style-name="gr1" draw:text-style-name="P2" draw:layer="layout" svg:width="4.821cm" svg:height="0.605cm" svg:x="1.166cm" svg:y="9.701cm">
          <text:p text:style-name="P1"><text:span text:style-name="T1">Table per subclass</text:span></text:p>
        </draw:rect>
        <draw:rect draw:style-name="gr2" draw:text-style-name="P3" draw:layer="layout" svg:width="2.579cm" svg:height="0.417cm" svg:x="2.5cm" svg:y="11.247cm">
          <text:p text:style-name="P3">Human</text:p>
        </draw:rect>
        <draw:line draw:style-name="gr3" draw:text-style-name="P1" draw:layer="layout" svg:x1="7.164cm" svg:y1="11.021cm" svg:x2="7.164cm" svg:y2="14.931cm">
          <text:p/>
        </draw:line>
        <draw:rect draw:style-name="gr4" draw:text-style-name="P1" draw:id="id5" draw:layer="layout" svg:width="2.586cm" svg:height="0.795cm" svg:x="2.494cm" svg:y="11.659cm">
          <draw:glue-point draw:id="4" svg:x="-3.476cm" svg:y="5.018cm"/>
          <draw:glue-point draw:id="5" svg:x="3.306cm" svg:y="5.006cm"/>
          <text:p/>
        </draw:rect>
        <draw:rect draw:style-name="gr2" draw:text-style-name="P3" draw:id="id4" draw:layer="layout" svg:width="2.579cm" svg:height="0.417cm" svg:x="1.1cm" svg:y="13.648cm">
          <text:p text:style-name="P3">Boy</text:p>
        </draw:rect>
        <draw:rect draw:style-name="gr4" draw:text-style-name="P1" draw:layer="layout" svg:width="2.586cm" svg:height="0.795cm" svg:x="1.094cm" svg:y="14.06cm">
          <text:p/>
        </draw:rect>
        <draw:rect draw:style-name="gr2" draw:text-style-name="P3" draw:id="id6" draw:layer="layout" svg:width="2.579cm" svg:height="0.417cm" svg:x="4.5cm" svg:y="13.649cm">
          <text:p text:style-name="P3">Girl</text:p>
        </draw:rect>
        <draw:rect draw:style-name="gr4" draw:text-style-name="P1" draw:layer="layout" svg:width="2.586cm" svg:height="0.795cm" svg:x="4.494cm" svg:y="14.061cm">
          <text:p/>
        </draw:rect>
        <draw:connector draw:style-name="gr5" draw:text-style-name="P1" draw:layer="layout" svg:x1="2.389cm" svg:y1="13.648cm" svg:x2="2.889cm" svg:y2="12.454cm" draw:start-shape="id4" draw:start-glue-point="0" draw:end-shape="id5" draw:end-glue-point="4" svg:d="m2389 13648v-597h500v-597">
          <text:p/>
        </draw:connector>
        <draw:connector draw:style-name="gr5" draw:text-style-name="P1" draw:layer="layout" svg:x1="5.789cm" svg:y1="13.649cm" svg:x2="4.641cm" svg:y2="12.453cm" draw:start-shape="id6" draw:start-glue-point="0" draw:end-shape="id5" draw:end-glue-point="5" svg:d="m5789 13649v-597h-1148v-599">
          <text:p/>
        </draw:connector>
        <draw:frame draw:style-name="gr7" draw:text-style-name="P4" draw:layer="layout" svg:width="1.357cm" svg:height="0.64cm" svg:x="6.052cm" svg:y="9.689cm">
          <draw:text-box>
            <text:p text:style-name="P4"><text:span text:style-name="T2">union</text:span></text:p>
          </draw:text-box>
        </draw:frame>
        <draw:frame draw:style-name="gr7" draw:text-style-name="P4" draw:layer="layout" svg:width="2.42cm" svg:height="0.64cm" svg:x="0.853cm" svg:y="10.589cm">
          <draw:text-box>
            <text:p text:style-name="P4"><text:span text:style-name="T2">java classes</text:span></text:p>
          </draw:text-box>
        </draw:frame>
        <draw:frame draw:style-name="gr7" draw:text-style-name="P4" draw:layer="layout" svg:width="2.801cm" svg:height="0.64cm" svg:x="7.682cm" svg:y="10.589cm">
          <draw:text-box>
            <text:p text:style-name="P4"><text:span text:style-name="T2">database table</text:span></text:p>
          </draw:text-box>
        </draw:frame>
        <draw:rect draw:style-name="gr6" draw:text-style-name="P3" draw:layer="layout" svg:width="2.579cm" svg:height="0.417cm" svg:x="7.7cm" svg:y="12.448cm">
          <text:p text:style-name="P3">Boy</text:p>
        </draw:rect>
        <draw:rect draw:style-name="gr4" draw:text-style-name="P1" draw:layer="layout" svg:width="2.586cm" svg:height="0.795cm" svg:x="7.694cm" svg:y="12.86cm">
          <text:p/>
        </draw:rect>
        <draw:rect draw:style-name="gr6" draw:text-style-name="P3" draw:layer="layout" svg:width="2.579cm" svg:height="0.417cm" svg:x="11.1cm" svg:y="12.449cm">
          <text:p text:style-name="P3">Girl</text:p>
        </draw:rect>
        <draw:rect draw:style-name="gr4" draw:text-style-name="P1" draw:layer="layout" svg:width="2.586cm" svg:height="0.795cm" svg:x="11.094cm" svg:y="12.861cm">
          <text:p/>
        </draw:rect>
        <draw:line draw:style-name="gr8" draw:text-style-name="P1" draw:layer="layout" svg:x1="1.173cm" svg:y1="18.665cm" svg:x2="12.929cm" svg:y2="18.665cm">
          <text:p/>
        </draw:line>
        <draw:rect draw:style-name="gr1" draw:text-style-name="P2" draw:layer="layout" svg:width="4.821cm" svg:height="0.605cm" svg:x="1.167cm" svg:y="18.901cm">
          <text:p text:style-name="P1"><text:span text:style-name="T1">Table per class</text:span></text:p>
        </draw:rect>
        <draw:rect draw:style-name="gr2" draw:text-style-name="P3" draw:layer="layout" svg:width="2.579cm" svg:height="0.417cm" svg:x="2.501cm" svg:y="20.447cm">
          <text:p text:style-name="P3">Human</text:p>
        </draw:rect>
        <draw:line draw:style-name="gr3" draw:text-style-name="P1" draw:layer="layout" svg:x1="7.165cm" svg:y1="20.221cm" svg:x2="7.165cm" svg:y2="24.131cm">
          <text:p/>
        </draw:line>
        <draw:rect draw:style-name="gr4" draw:text-style-name="P1" draw:id="id8" draw:layer="layout" svg:width="2.586cm" svg:height="0.795cm" svg:x="2.495cm" svg:y="20.859cm">
          <draw:glue-point draw:id="4" svg:x="-3.476cm" svg:y="5.018cm"/>
          <draw:glue-point draw:id="5" svg:x="3.306cm" svg:y="5.006cm"/>
          <text:p/>
        </draw:rect>
        <draw:rect draw:style-name="gr2" draw:text-style-name="P3" draw:id="id7" draw:layer="layout" svg:width="2.579cm" svg:height="0.417cm" svg:x="1.101cm" svg:y="22.848cm">
          <text:p text:style-name="P3">Boy</text:p>
        </draw:rect>
        <draw:rect draw:style-name="gr4" draw:text-style-name="P1" draw:layer="layout" svg:width="2.586cm" svg:height="0.795cm" svg:x="1.095cm" svg:y="23.26cm">
          <text:p/>
        </draw:rect>
        <draw:rect draw:style-name="gr2" draw:text-style-name="P3" draw:id="id9" draw:layer="layout" svg:width="2.579cm" svg:height="0.417cm" svg:x="4.501cm" svg:y="22.849cm">
          <text:p text:style-name="P3">Girl</text:p>
        </draw:rect>
        <draw:rect draw:style-name="gr4" draw:text-style-name="P1" draw:layer="layout" svg:width="2.586cm" svg:height="0.795cm" svg:x="4.495cm" svg:y="23.261cm">
          <text:p/>
        </draw:rect>
        <draw:connector draw:style-name="gr5" draw:text-style-name="P1" draw:layer="layout" svg:x1="2.39cm" svg:y1="22.848cm" svg:x2="2.89cm" svg:y2="21.654cm" draw:start-shape="id7" draw:start-glue-point="0" draw:end-shape="id8" draw:end-glue-point="4" svg:d="m2390 22848v-597h500v-597">
          <text:p/>
        </draw:connector>
        <draw:connector draw:style-name="gr5" draw:text-style-name="P1" draw:layer="layout" svg:x1="5.79cm" svg:y1="22.849cm" svg:x2="4.642cm" svg:y2="21.653cm" draw:start-shape="id9" draw:start-glue-point="0" draw:end-shape="id8" draw:end-glue-point="5" svg:d="m5790 22849v-597h-1148v-599">
          <text:p/>
        </draw:connector>
        <draw:frame draw:style-name="gr7" draw:text-style-name="P4" draw:layer="layout" svg:width="1.048cm" svg:height="0.64cm" svg:x="6.053cm" svg:y="18.889cm">
          <draw:text-box>
            <text:p text:style-name="P4"><text:span text:style-name="T2">join</text:span></text:p>
          </draw:text-box>
        </draw:frame>
        <draw:frame draw:style-name="gr7" draw:text-style-name="P4" draw:layer="layout" svg:width="2.42cm" svg:height="0.64cm" svg:x="0.854cm" svg:y="19.789cm">
          <draw:text-box>
            <text:p text:style-name="P4"><text:span text:style-name="T2">java classes</text:span></text:p>
          </draw:text-box>
        </draw:frame>
        <draw:frame draw:style-name="gr7" draw:text-style-name="P4" draw:layer="layout" svg:width="2.801cm" svg:height="0.64cm" svg:x="7.683cm" svg:y="19.789cm">
          <draw:text-box>
            <text:p text:style-name="P4"><text:span text:style-name="T2">database table</text:span></text:p>
          </draw:text-box>
        </draw:frame>
        <draw:line draw:style-name="gr8" draw:text-style-name="P1" draw:layer="layout" svg:x1="1.174cm" svg:y1="24.565cm" svg:x2="12.93cm" svg:y2="24.565cm">
          <text:p/>
        </draw:line>
        <draw:rect draw:style-name="gr6" draw:text-style-name="P3" draw:layer="layout" svg:width="2.579cm" svg:height="0.417cm" svg:x="9.101cm" svg:y="20.648cm">
          <text:p text:style-name="P3">Human</text:p>
        </draw:rect>
        <draw:rect draw:style-name="gr4" draw:text-style-name="P1" draw:layer="layout" svg:width="2.586cm" svg:height="0.795cm" svg:x="9.095cm" svg:y="21.06cm">
          <draw:glue-point draw:id="4" svg:x="-3.476cm" svg:y="5.018cm"/>
          <draw:glue-point draw:id="5" svg:x="3.306cm" svg:y="5.006cm"/>
          <text:p/>
        </draw:rect>
        <draw:rect draw:style-name="gr6" draw:text-style-name="P3" draw:layer="layout" svg:width="2.579cm" svg:height="0.417cm" svg:x="7.701cm" svg:y="22.849cm">
          <text:p text:style-name="P3">Boy</text:p>
        </draw:rect>
        <draw:rect draw:style-name="gr4" draw:text-style-name="P1" draw:layer="layout" svg:width="2.586cm" svg:height="0.795cm" svg:x="7.695cm" svg:y="23.261cm">
          <text:p/>
        </draw:rect>
        <draw:rect draw:style-name="gr6" draw:text-style-name="P3" draw:layer="layout" svg:width="2.579cm" svg:height="0.417cm" svg:x="11.101cm" svg:y="22.85cm">
          <text:p text:style-name="P3">Girl</text:p>
        </draw:rect>
        <draw:rect draw:style-name="gr4" draw:text-style-name="P1" draw:layer="layout" svg:width="2.586cm" svg:height="0.795cm" svg:x="11.095cm" svg:y="23.262cm">
          <text:p/>
        </draw:rect>
        <draw:line draw:style-name="gr3" draw:text-style-name="P1" draw:layer="layout" svg:x1="13.864cm" svg:y1="2.621cm" svg:x2="13.864cm" svg:y2="6.531cm">
          <text:p/>
        </draw:line>
        <draw:line draw:style-name="gr3" draw:text-style-name="P1" draw:layer="layout" svg:x1="13.865cm" svg:y1="11.021cm" svg:x2="13.865cm" svg:y2="14.931cm">
          <text:p/>
        </draw:line>
        <draw:line draw:style-name="gr3" draw:text-style-name="P1" draw:layer="layout" svg:x1="13.866cm" svg:y1="20.221cm" svg:x2="13.866cm" svg:y2="24.131cm">
          <text:p/>
        </draw:line>
        <draw:frame draw:style-name="gr9" draw:text-style-name="P5" draw:layer="layout" svg:width="18.778cm" svg:height="2.117cm" svg:x="0.909cm" svg:y="7.008cm">
          <draw:text-box>
            <text:p text:style-name="P5"><text:span text:style-name="T3">create table pr (id integer not null, descriminator varchar(255) not null, name varchar(255), boySkills varchar(255), girlSkills varchar(255), primary key (id))</text:span></text:p>
            <text:p text:style-name="P5"><text:span text:style-name="T3"/></text:p>
            <text:p text:style-name="P5"><text:span text:style-name="T3">INSERT INTO PR VALUES(1,'boy_like','Kolya','struglle',NULL)</text:span></text:p>
            <text:p text:style-name="P5"><text:span text:style-name="T3">INSERT INTO PR VALUES(2,'girl_like','Olga',NULL,'nitting')</text:span></text:p>
          </draw:text-box>
        </draw:frame>
        <draw:frame draw:style-name="gr10" draw:text-style-name="P5" draw:layer="layout" svg:width="13.965cm" svg:height="2.49cm" svg:x="0.899cm" svg:y="15.504cm">
          <draw:text-box>
            <text:p text:style-name="P5"><text:span text:style-name="T3">CREATE MEMORY TABLE BOY(ID INTEGER NOT NULL PRIMARY KEY,NAME VARCHAR(255),SKILLS VARCHAR(255))</text:span></text:p>
            <text:p text:style-name="P5"><text:span text:style-name="T3">CREATE MEMORY TABLE GIRL(ID INTEGER NOT NULL PRIMARY KEY,NAME VARCHAR(255),SKILLS VARCHAR(255))</text:span></text:p>
            <text:p text:style-name="P5"><text:span text:style-name="T3"/></text:p>
            <text:p text:style-name="P5"><text:span text:style-name="T3">INSERT INTO BOY VALUES(0,'Kolya','struglle')</text:span></text:p>
            <text:p text:style-name="P5"><text:span text:style-name="T3">INSERT INTO GIRL VALUES(1,'Olga','nitting')</text:span></text:p>
          </draw:text-box>
        </draw:frame>
        <draw:frame draw:style-name="gr11" draw:text-style-name="P5" draw:layer="layout" svg:width="14.003cm" svg:height="3.296cm" svg:x="1cm" svg:y="24.965cm">
          <draw:text-box>
            <text:p text:style-name="P5"><text:span text:style-name="T3">CREATE MEMORY TABLE BOY(ID INTEGER NOT NULL PRIMARY KEY,SKILLS VARCHAR(255))</text:span></text:p>
            <text:p text:style-name="P5"><text:span text:style-name="T3">CREATE MEMORY TABLE GIRL(ID INTEGER NOT NULL PRIMARY KEY,SKILLS VARCHAR(255))</text:span></text:p>
            <text:p text:style-name="P5"><text:span text:style-name="T3">CREATE MEMORY TABLE PR(ID INTEGER NOT NULL PRIMARY KEY,NAME VARCHAR(255))</text:span></text:p>
            <text:p text:style-name="P6"><text:span text:style-name="T3"/></text:p>
            <text:p text:style-name="P5"><text:span text:style-name="T3">ALTER TABLE BOY ADD CONSTRAINT FK17DCCE1D105B8 FOREIGN KEY(ID) REFERENCES PR(ID)</text:span></text:p>
            <text:p text:style-name="P5"><text:span text:style-name="T3">ALTER TABLE GIRL ADD CONSTRAINT FK306A9CE1D105B8 FOREIGN KEY(ID) REFERENCES PR(ID)</text:span></text:p>
            <text:p text:style-name="P6"><text:span text:style-name="T3"/></text:p>
            <text:p text:style-name="P5"><text:span text:style-name="T3">INSERT INTO BOY VALUES(0,'struglle')</text:span></text:p>
            <text:p text:style-name="P5"><text:span text:style-name="T3">INSERT INTO GIRL VALUES(1,'nitting')</text:span></text:p>
            <text:p text:style-name="P6"><text:span text:style-name="T3"/></text:p>
            <text:p text:style-name="P5"><text:span text:style-name="T3">INSERT INTO PR VALUES(0,'Kolya')</text:span></text:p>
            <text:p text:style-name="P5"><text:span text:style-name="T3">INSERT INTO PR VALUES(1,'Olga'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Ch</meta:initial-creator>
    <meta:creation-date>2011-12-25T20:16:09.32</meta:creation-date>
    <dc:date>2011-12-25T20:41:20.18</dc:date>
    <dc:creator>Vitaliy Ch</dc:creator>
    <meta:editing-duration>PT00H25M10S</meta:editing-duration>
    <meta:editing-cycles>3</meta:editing-cycles>
    <meta:generator>OpenOffice.org/3.1$Win32 OpenOffice.org_project/310m11$Build-9399</meta:generator>
    <meta:document-statistic meta:object-count="60"/>
  </office:meta>
</office:document-meta>
</file>